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5fb" officeooo:paragraph-rsid="0007a5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y Miller</text:p>
      <text:p text:style-name="P1">Lab 8 Description</text:p>
      <text:p text:style-name="P1"/>
      <text:p text:style-name="P1">I was attempting to make a visualization that will take data sets and scale them into bar charts, also when a key is pressed it is converted into a line graph. My Processing program will switch between the two data sets I chose, each time the mouse is released. The user can then make the choice to view the data as a line graph by holding any key on the key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7:33:09.162670248</meta:creation-date>
    <dc:date>2015-12-08T17:34:59.866311506</dc:date>
    <meta:editing-duration>P0D</meta:editing-duration>
    <meta:editing-cycles>1</meta:editing-cycles>
    <meta:document-statistic meta:table-count="0" meta:image-count="0" meta:object-count="0" meta:page-count="1" meta:paragraph-count="3" meta:word-count="76" meta:character-count="392" meta:non-whitespace-character-count="319"/>
    <meta:generator>LibreOffice/4.2.8.2$Linux_X86_64 LibreOffice_project/420m0$Build-2</meta:generator>
  </office:meta>
</office:document-meta>
</file>